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uli" svg:font-family="Mul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Muli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Muli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81b441" style:font-name="Muli" fo:font-size="12pt" fo:letter-spacing="normal" fo:font-style="normal" style:text-underline-style="solid" style:text-underline-width="auto" style:text-underline-color="font-color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6910158" text:style-name="L1">
        <text:list-item>
          <text:p text:style-name="P1"><text:span text:style-name="Strong_20_Emphasis"><text:span text:style-name="T2">200 – OK</text:span></text:span><text:span text:style-name="T1">: strona internetowa lub zasób działa poprawnie i serwer zwrócił oczekiwaną odpowiedź.</text:span></text:p>
        </text:list-item>
        <text:list-item>
          <text:p text:style-name="P1"><text:a xlink:type="simple" xlink:href="https://jchost.pl/blog/przekierowanie-301/" text:style-name="Internet_20_link" text:visited-style-name="Visited_20_Internet_20_Link"><text:span text:style-name="Strong_20_Emphasis"><text:span text:style-name="T3">301 – Moved permanently</text:span></text:span></text:a><text:span text:style-name="T1">: strona internetowa lub dana zawartość została trwale zastąpiona innym zasobem (używane do stałego przekierowania adresu URL).</text:span></text:p>
        </text:list-item>
        <text:list-item>
          <text:p text:style-name="P1"><text:a xlink:type="simple" xlink:href="https://jchost.pl/blog/redirect-302-vs-301/" text:style-name="Internet_20_link" text:visited-style-name="Visited_20_Internet_20_Link"><text:span text:style-name="Strong_20_Emphasis"><text:span text:style-name="T3">302 – Found</text:span></text:span></text:a><text:span text:style-name="T1">: żądany zasób został znaleziony, jednak nie w miejscu, w którym był oczekiwany (używane do tymczasowego przekierowania adresu URL).</text:span></text:p>
        </text:list-item>
        <text:list-item>
          <text:p text:style-name="P1"><text:span text:style-name="Strong_20_Emphasis"><text:span text:style-name="T2">304 – Not modified</text:span></text:span><text:span text:style-name="T1">: zasoby przechowywane w pamięci podręcznej przeglądarki nie uległy zmianie (służy do przyśpieszenia ładowania witryny, dzięki wykorzystaniu wcześniejszej zawartości).</text:span></text:p>
        </text:list-item>
        <text:list-item>
          <text:p text:style-name="P1"><text:a xlink:type="simple" xlink:href="https://jchost.pl/blog/blad-400-bad-request/" text:style-name="Internet_20_link" text:visited-style-name="Visited_20_Internet_20_Link"><text:span text:style-name="Strong_20_Emphasis"><text:span text:style-name="T3">400 – Bad request</text:span></text:span></text:a><text:span text:style-name="T1">: niepoprawne żądanie, które zostało odrzucone przez serwer (np. przez błędne sformułowanie czy fałszywy routing).</text:span></text:p>
        </text:list-item>
        <text:list-item>
          <text:p text:style-name="P1"><text:span text:style-name="Strong_20_Emphasis"><text:span text:style-name="T2">401 – Unauthorized</text:span></text:span><text:span text:style-name="T1">: zawartość docelowa nie zawiera prawidłowego poświadczenia uwierzytelniającego.</text:span></text:p>
        </text:list-item>
        <text:list-item>
          <text:p text:style-name="P1"><text:a xlink:type="simple" xlink:href="https://jchost.pl/blog/blad-403-forbidden/" text:style-name="Internet_20_link" text:visited-style-name="Visited_20_Internet_20_Link"><text:span text:style-name="Strong_20_Emphasis"><text:span text:style-name="T3">403 – Forbidden</text:span></text:span></text:a><text:span text:style-name="T1">: zawartość, do której użytkownik nie posiada uprawnień dostępu (np. przy próbie wyświetlenia zasobu chronionego hasłem, gdy użytkownik jest niezalogowany).</text:span></text:p>
        </text:list-item>
        <text:list-item>
          <text:p text:style-name="P1"><text:span text:style-name="Strong_20_Emphasis"><text:span text:style-name="T2">404 – Not found</text:span></text:span><text:span text:style-name="T1">: żądany zasób nie istnieje, a dodatkowo serwer nie znajduje informacji, czy kiedykolwiek był dostępny (najczęściej występujący komunikat HTTP).</text:span></text:p>
        </text:list-item>
        <text:list-item>
          <text:p text:style-name="P1"><text:a xlink:type="simple" xlink:href="https://jchost.pl/blog/blad-405-method-not-allowed/" text:style-name="Internet_20_link" text:visited-style-name="Visited_20_Internet_20_Link"><text:span text:style-name="Strong_20_Emphasis"><text:span text:style-name="T3">405 – Method not allowed</text:span></text:span></text:a><text:span text:style-name="T1">: znaleziony zasób istnieje, ale klient użył niedozowolonej metody HTTP.</text:span></text:p>
        </text:list-item>
        <text:list-item>
          <text:p text:style-name="P1"><text:a xlink:type="simple" xlink:href="https://jchost.pl/blog/blad-408-request-timeout/" text:style-name="Internet_20_link" text:visited-style-name="Visited_20_Internet_20_Link"><text:span text:style-name="Strong_20_Emphasis"><text:span text:style-name="T3">408 – Request timeout</text:span></text:span></text:a><text:span text:style-name="T1">: serwer przekroczył limit czasu oczekiwania na pełne żądanie przeglądarki (np. poprzez przeciążenie sieci).</text:span></text:p>
        </text:list-item>
        <text:list-item>
          <text:p text:style-name="P1"><text:span text:style-name="Strong_20_Emphasis"><text:span text:style-name="T2">410 – Gone</text:span></text:span><text:span text:style-name="T1">: żądany zasób nie istnieje, jednak serwer posiada o tym informacje (pokrewieństwo błędu 404).</text:span></text:p>
        </text:list-item>
        <text:list-item>
          <text:p text:style-name="P1"><text:a xlink:type="simple" xlink:href="https://jchost.pl/blog/blad-429-too-many-requests/" text:style-name="Internet_20_link" text:visited-style-name="Visited_20_Internet_20_Link"><text:span text:style-name="Strong_20_Emphasis"><text:span text:style-name="T3">429 – Too many requests</text:span></text:span></text:a><text:span text:style-name="T1">: użytkownik wysłał zbyt wiele żądań w określonym czasie.</text:span></text:p>
        </text:list-item>
        <text:list-item>
          <text:p text:style-name="P1"><text:span text:style-name="Strong_20_Emphasis"><text:span text:style-name="T2">499 – Client closed request</text:span></text:span><text:span text:style-name="T1">: zamknięcie żądania w trakcie przetwarzania go przez serwer (NGNIX).</text:span></text:p>
        </text:list-item>
        <text:list-item>
          <text:p text:style-name="P1"><text:a xlink:type="simple" xlink:href="https://jchost.pl/blog/blad-500-internal-server-error/" text:style-name="Internet_20_link" text:visited-style-name="Visited_20_Internet_20_Link"><text:span text:style-name="Strong_20_Emphasis"><text:span text:style-name="T3">500 – Internal server error</text:span></text:span></text:a><text:span text:style-name="T1">: wewnętrzny błąd serwera, przez który zasób nie został dostarczony (np. po zainstalowaniu wadliwej wtyczki lub niepoprawnej wersji PHP).</text:span></text:p>
        </text:list-item>
        <text:list-item>
          <text:p text:style-name="P1"><text:span text:style-name="Strong_20_Emphasis"><text:span text:style-name="T2">501 – Not implemented</text:span></text:span><text:span text:style-name="T1">: serwer nie obsługuje funkcji wymaganej do spełnienia żądania.</text:span></text:p>
        </text:list-item>
        <text:list-item>
          <text:p text:style-name="P1"><text:a xlink:type="simple" xlink:href="https://jchost.pl/blog/blad-502-bad-gateway/" text:style-name="Internet_20_link" text:visited-style-name="Visited_20_Internet_20_Link"><text:span text:style-name="Strong_20_Emphasis"><text:span text:style-name="T3">502 – Bad gateway</text:span></text:span></text:a><text:span text:style-name="T1">: serwer otrzymał niepoprawną odpowiedź z innego serwera (np. gdy żądanie trwa zbyt długo, przez co serwer musi zerwać połączenie z bazą danych).</text:span></text:p>
        </text:list-item>
        <text:list-item>
          <text:p text:style-name="P1"><text:a xlink:type="simple" xlink:href="https://jchost.pl/blog/blad-503-service-unavailable/" text:style-name="Internet_20_link" text:visited-style-name="Visited_20_Internet_20_Link"><text:span text:style-name="Strong_20_Emphasis"><text:span text:style-name="T3">503 – Service unavailable</text:span></text:span></text:a><text:span text:style-name="T1">: żądanie nie może być aktualnie wykonane przez problem z hostem.</text:span></text:p>
        </text:list-item>
        <text:list-item>
          <text:p text:style-name="P1"><text:a xlink:type="simple" xlink:href="https://jchost.pl/blog/blad-504-gateway-timeout/" text:style-name="Internet_20_link" text:visited-style-name="Visited_20_Internet_20_Link"><text:span text:style-name="Strong_20_Emphasis"><text:span text:style-name="T3">504 – Gateway timeout</text:span></text:span></text:a><text:span text:style-name="T1">: przetwarzane żądanie nie zostało wykonane, ponieważ pierwszy serwer przekroczył limit czasu oczekiwania na odpowiedź drugiego serwera.</text:span></text:p>
        </text:list-item>
      </text:list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uli" svg:font-family="Mul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9:59:29.610974992</meta:creation-date>
    <meta:print-date>2020-07-25T10:00:02.415400563</meta:print-date>
    <dc:date>2020-07-25T10:00:26.514576640</dc:date>
    <meta:editing-duration>PT57S</meta:editing-duration>
    <meta:editing-cycles>1</meta:editing-cycles>
    <meta:document-statistic meta:table-count="0" meta:image-count="0" meta:object-count="0" meta:page-count="1" meta:paragraph-count="19" meta:word-count="318" meta:character-count="2312" meta:non-whitespace-character-count="2011"/>
    <meta:generator>LibreOffice/6.0.7.3$Linux_X86_64 LibreOffice_project/00m0$Build-3</meta:generator>
  </office:meta>
</office:document-meta>
</file>